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rsid="00182810" officeooo:paragraph-rsid="00182810"/>
    </style:style>
    <style:style style:name="P4" style:family="paragraph" style:parent-style-name="Text_20_body">
      <style:paragraph-properties fo:text-align="center" style:justify-single-word="false"/>
      <style:text-properties officeooo:rsid="001936d4" officeooo:paragraph-rsid="001936d4"/>
    </style:style>
    <style:style style:name="P5" style:family="paragraph" style:parent-style-name="Text_20_body">
      <style:paragraph-properties fo:text-align="center" style:justify-single-word="false"/>
      <style:text-properties officeooo:rsid="001adac8" officeooo:paragraph-rsid="001adac8"/>
    </style:style>
    <style:style style:name="P6" style:family="paragraph" style:parent-style-name="Heading">
      <style:paragraph-properties fo:text-align="center" style:justify-single-word="false"/>
    </style:style>
    <style:style style:name="P7" style:family="paragraph" style:parent-style-name="Heading_20_2">
      <style:paragraph-properties fo:text-align="center" style:justify-single-word="false"/>
    </style:style>
    <style:style style:name="P8" style:family="paragraph" style:parent-style-name="Text_20_body">
      <style:paragraph-properties fo:text-align="center" style:justify-single-word="false"/>
      <style:text-properties officeooo:rsid="001adac8" officeooo:paragraph-rsid="001adac8"/>
    </style:style>
    <style:style style:name="P9" style:family="paragraph" style:parent-style-name="Text_20_body">
      <style:paragraph-properties fo:text-align="center" style:justify-single-word="false"/>
      <style:text-properties officeooo:rsid="001adac8" officeooo:paragraph-rsid="00215a04"/>
    </style:style>
    <style:style style:name="P10" style:family="paragraph" style:parent-style-name="Text_20_body">
      <style:paragraph-properties fo:text-align="center" style:justify-single-word="false"/>
      <style:text-properties officeooo:rsid="001be3ee" officeooo:paragraph-rsid="001be3ee"/>
    </style:style>
    <style:style style:name="P11" style:family="paragraph" style:parent-style-name="Text_20_body">
      <style:paragraph-properties fo:text-align="center" style:justify-single-word="false"/>
      <style:text-properties officeooo:rsid="001be3ee" officeooo:paragraph-rsid="001e2187"/>
    </style:style>
    <style:style style:name="P12" style:family="paragraph" style:parent-style-name="Text_20_body">
      <style:paragraph-properties fo:text-align="center" style:justify-single-word="false"/>
      <style:text-properties officeooo:paragraph-rsid="00213ead"/>
    </style:style>
    <style:style style:name="P13" style:family="paragraph" style:parent-style-name="Text_20_body">
      <style:paragraph-properties fo:text-align="center" style:justify-single-word="false"/>
      <style:text-properties officeooo:rsid="001d56bb" officeooo:paragraph-rsid="001d56bb"/>
    </style:style>
    <style:style style:name="P14" style:family="paragraph" style:parent-style-name="Text_20_body">
      <style:paragraph-properties fo:text-align="center" style:justify-single-word="false"/>
      <style:text-properties officeooo:rsid="001e2187" officeooo:paragraph-rsid="001e2187"/>
    </style:style>
    <style:style style:name="P15" style:family="paragraph" style:parent-style-name="Text_20_body">
      <style:paragraph-properties fo:text-align="center" style:justify-single-word="false"/>
      <style:text-properties officeooo:rsid="001ffd0d" officeooo:paragraph-rsid="001ffd0d"/>
    </style:style>
    <style:style style:name="P16" style:family="paragraph" style:parent-style-name="Text_20_body">
      <style:paragraph-properties fo:text-align="center" style:justify-single-word="false"/>
      <style:text-properties officeooo:rsid="001936d4" officeooo:paragraph-rsid="001936d4"/>
    </style:style>
    <style:style style:name="P17" style:family="paragraph" style:parent-style-name="Text_20_body">
      <style:paragraph-properties fo:text-align="center" style:justify-single-word="false"/>
      <style:text-properties officeooo:rsid="00213ead" officeooo:paragraph-rsid="00213ead"/>
    </style:style>
    <style:style style:name="P18" style:family="paragraph" style:parent-style-name="Text_20_body">
      <style:paragraph-properties fo:text-align="center" style:justify-single-word="false"/>
      <style:text-properties officeooo:rsid="00215a04" officeooo:paragraph-rsid="00215a04"/>
    </style:style>
    <style:style style:name="P19" style:family="paragraph" style:parent-style-name="Text_20_body">
      <style:paragraph-properties fo:text-align="center" style:justify-single-word="false"/>
      <style:text-properties officeooo:rsid="0022aa38" officeooo:paragraph-rsid="0022aa38"/>
    </style:style>
    <style:style style:name="T1" style:family="text">
      <style:text-properties officeooo:rsid="001936d4"/>
    </style:style>
    <style:style style:name="T2" style:family="text">
      <style:text-properties officeooo:rsid="001e2187"/>
    </style:style>
    <style:style style:name="T3" style:family="text">
      <style:text-properties officeooo:rsid="001f825a"/>
    </style:style>
    <style:style style:name="T4" style:family="text">
      <style:text-properties officeooo:rsid="00215a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Interview Guide</text:h>
      <text:p text:style-name="P2"/>
      <text:p text:style-name="P1">Introduction to RM</text:p>
      <text:p text:style-name="P2"/>
      <text:p text:style-name="P3">Responsibility modelling is a notation and methodology for modelling complex socio-technical systems - systems that combine human, organisational and technical elements. Responsibility models consist of actors, responsibilities and resources. The aim of the system is to successfully complete (discharge) all the responsibilities, which may require the actions of actors or the use of resources. Both resources and actors are flexible - resources can be physical materials or pieces of information, and actors can be organisations, individuals or technical systems like computer programs or sensors.</text:p>
      <text:p text:style-name="P3">&lt;Show a sample model<text:span text:style-name="T1"> and describe the notation</text:span>&gt;</text:p>
      <text:p text:style-name="P4">Resources: Ovals, Responsibilities: Rectangles, Actors, Stickmen</text:p>
      <text:p text:style-name="P4">Relations: Contextual - can tell from entities</text:p>
      <text:p text:style-name="P4">Required Resources, Required Actor, Required Responsibility</text:p>
      <text:p text:style-name="P4">Production</text:p>
      <text:p text:style-name="P4">Holds</text:p>
      <text:p text:style-name="P4"/>
      <text:p text:style-name="P17">Any questions?</text:p>
      <text:p text:style-name="P2"/>
      <text:p text:style-name="P1">Sub-models</text:p>
      <text:p text:style-name="P5">We are now going to look through several small responsibility models showing parts of TCAS or aviation operation.</text:p>
      <text:p text:style-name="P5">&lt;Show a model&gt;</text:p>
      <text:p text:style-name="P10">Firstly, could you write a short description of the system described by the model?</text:p>
      <text:p text:style-name="P10">&lt;We both write descriptions&gt;</text:p>
      <text:p text:style-name="P5">Can you follow the structure of the model ? <text:s/>/ Do you feel you understand what the model says?</text:p>
      <text:p text:style-name="P5">&lt;If not: what confuses you? Structure?/Notation?/Tool?&gt;</text:p>
      <text:p text:style-name="P5">Does this model broadly match your own experience?</text:p>
      <text:p text:style-name="P5">&lt;If not: is the model completely wrong? Partial? Too theoretical?&gt;</text:p>
      <text:p text:style-name="P10">Now, we'll compare the two descriptions we wrote.</text:p>
      <text:p text:style-name="P10">&lt;Start comparisons&gt;</text:p>
      <text:p text:style-name="P10"><text:soft-page-break/>&lt;For each difference: try and identify the cause:</text:p>
      <text:p text:style-name="P10"><text:s/>did they interpret the model differently?</text:p>
      <text:p text:style-name="P10">did they override the model with their own experience? &gt;</text:p>
      <text:p text:style-name="P14">Are there important elements that you think are missing from this model?</text:p>
      <text:p text:style-name="P14">And are there any parts you think are irrelevant?</text:p>
      <text:p text:style-name="P1">Full model</text:p>
      <text:p text:style-name="P17">Now we're going to look at a model of the whole system, made up of the sub-systems we saw earlier.</text:p>
      <text:p text:style-name="P17">&lt;Show model&gt;</text:p>
      <text:p text:style-name="P18">Can you follow the structure and layout of this model?</text:p>
      <text:p text:style-name="P9">&lt;If not: what confuses you? Structure?/Notation?/Tool?<text:span text:style-name="T4">/Scale?</text:span>&gt;</text:p>
      <text:p text:style-name="P18">Do all the the sub-systems link together correctly?</text:p>
      <text:p text:style-name="P18">&lt;If not: what elements don't interact properly? Are there incorrect links? Missing connections?&gt;</text:p>
      <text:p text:style-name="P18">Are any important elements missing from the system? </text:p>
      <text:p text:style-name="P19">Does this model look like an accurate representation of the system, in your experience?</text:p>
      <text:p text:style-name="P19">&lt;If not: why? Missing elements? Inaccuracies? Lack of detail?&gt;</text:p>
      <text:p text:style-name="P12"/>
      <text:p text:style-name="P1">Analysis</text:p>
      <text:p text:style-name="P13">[Broadly a repeat of sub-models]</text:p>
      <text:p text:style-name="P13">Now we can look at the results of some computer analysis of the model. We'll look at a couple of different techniques.</text:p>
      <text:p text:style-name="P13">&lt;Present a set of analysis results&gt;</text:p>
      <text:p text:style-name="P13">Again, you could write a short description of what the analysis tells you?</text:p>
      <text:p text:style-name="P13">&lt;We both write&gt;</text:p>
      <text:p text:style-name="P13">Firstly, did you find the analysis easy to understand<text:span text:style-name="T2"> &amp; interpret</text:span>? </text:p>
      <text:p text:style-name="P14">Again, let's compare our descriptions.</text:p>
      <text:p text:style-name="P14">&lt;Compare&gt;</text:p>
      <text:p text:style-name="P11">&lt;For each difference: try and identify the cause:</text:p>
      <text:p text:style-name="P11"><text:s/>did they interpret the <text:span text:style-name="T2">analysis</text:span> differently?</text:p>
      <text:p text:style-name="P11">did they override the <text:span text:style-name="T2">analysis</text:span> with their own experience? &gt;</text:p>
      <text:p text:style-name="P14">Do the points raised by the analysis seems feasible to you? / Do you agree with the concerns <text:soft-page-break/>detected?</text:p>
      <text:p text:style-name="P14">&lt;If yes: have you seen this problems in practice? / Have they been identified by other methods?&gt;</text:p>
      <text:p text:style-name="P14">&lt;If no: why not? Irrelevant<text:span text:style-name="T3">? / not valid? / can you explain why? / do other people raise these concerns?&gt;</text:span></text:p>
      <text:p text:style-name="P19">&lt;Repeat&gt;</text:p>
      <text:p text:style-name="P19">Are there important vulnerabilities or issues that have not been shown in any of this analyis?</text:p>
      <text:p text:style-name="P1">Conclude</text:p>
      <text:p text:style-name="P15">Thanks for taking part and contributing to this re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ie Simpson</meta:initial-creator>
    <meta:creation-date>2016-06-20T17:46:00.936470436</meta:creation-date>
    <dc:date>2016-06-22T17:42:37.066957989</dc:date>
    <dc:creator>Robbie Simpson</dc:creator>
    <meta:editing-duration>PT5H24M33S</meta:editing-duration>
    <meta:editing-cycles>8</meta:editing-cycles>
    <meta:generator>LibreOffice/4.4.4.3$Linux_X86_64 LibreOffice_project/40m0$Build-3</meta:generator>
    <meta:document-statistic meta:table-count="0" meta:image-count="0" meta:object-count="0" meta:page-count="3" meta:paragraph-count="55" meta:word-count="524" meta:character-count="3328" meta:non-whitespace-character-count="2854"/>
  </office:meta>
</office:document-meta>
</file>